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TDParser.endAt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Enti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Conditio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xternalEntity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Separator( short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notationDecl( String name , String publicId ,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attributeDecl( String elementName , String attributeName , String type , String [ ] enumeration , String defaultType , XML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Cont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End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Entity( String name , String publicId , String systemId ,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internalEntityDecl( String name , XML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Conditional(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lementDecl( String name , XMLString conten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Ex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endExternalSub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unparsedEntityDecl( String name , String publicId , String systemId , String not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ContentModel( String elementName , shor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startAttlis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processingInstruction( String target , XML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Start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mixed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Element( String elemen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omment( XML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DTDParser( SymbolTable symbol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childrenOccurrence( short occurr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TDParser.getDTDGramm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TDParser.startD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